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What we did -</text:p>
      <text:p text:style-name="Normal">Step 1 – imported and converted CSV to data frame<text:s/></text:p>
      <text:p text:style-name="Normal">Step 2- merged 2 data frames<text:s/></text:p>
      <text:p text:style-name="Normal">Step 3 – removed irrelevant columns and cleaned DF.<text:s/></text:p>
      <text:p text:style-name="Normal">Step 4 – Answered question; “How many crimes in each year”</text:p>
      <text:p text:style-name="Normal">Step 5 – Compared the two years and plotted into a bar chart to visualise<text:s/></text:p>
      <text:p text:style-name="Normal">Step 6 – Isolated “Crime Type” column and groupby by the type pf crimes for both years</text:p>
      <text:p text:style-name="Normal">Step 7 – Created a comparison dataframe for the crime type only to see it side by side</text:p>
      <text:p text:style-name="Normal">Step 8 – Found the top 5 and created a bar chart to visualise the difference in the amount of crimes committed by the type of crime between the 2 years.</text:p>
      <text:p text:style-name="Normal">Step 9 – Created a pie plot of<text:s/>the top 5 of each year to see</text:p>
      <text:p text:style-name="Normal">Step 10 – Dropped the index so we could manipulate the data and create a bar chart for the top 5 created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rija Khalifa</meta:initial-creator>
    <dc:creator>Badrija Khalifa</dc:creator>
    <meta:creation-date>2022-10-10T19:54:00Z</meta:creation-date>
    <dc:date>2022-10-16T19:18:00Z</dc:date>
    <meta:template xlink:href="Normal" xlink:type="simple"/>
    <meta:editing-cycles>2</meta:editing-cycles>
    <meta:editing-duration>PT2040S</meta:editing-duration>
    <meta:document-statistic meta:page-count="1" meta:paragraph-count="1" meta:word-count="116" meta:character-count="777" meta:row-count="5" meta:non-whitespace-character-count="662"/>
  </office:meta>
</office:document-meta>
</file>